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94cm"/>
    </style:style>
    <style:style style:name="co2" style:family="table-column">
      <style:table-column-properties fo:break-before="auto" style:column-width="3.925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3cm"/>
    </style:style>
    <style:style style:name="co6" style:family="table-column">
      <style:table-column-properties fo:break-before="auto" style:column-width="7.375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7.262cm"/>
    </style:style>
    <style:style style:name="co9" style:family="table-column">
      <style:table-column-properties fo:break-before="auto" style:column-width="2.882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2.903cm"/>
    </style:style>
    <style:style style:name="co12" style:family="table-column">
      <style:table-column-properties fo:break-before="auto" style:column-width="3.336cm"/>
    </style:style>
    <style:style style:name="co13" style:family="table-column">
      <style:table-column-properties fo:break-before="auto" style:column-width="3.313cm"/>
    </style:style>
    <style:style style:name="co14" style:family="table-column">
      <style:table-column-properties fo:break-before="auto" style:column-width="3.062cm"/>
    </style:style>
    <style:style style:name="co15" style:family="table-column">
      <style:table-column-properties fo:break-before="auto" style:column-width="2.745cm"/>
    </style:style>
    <style:style style:name="co16" style:family="table-column">
      <style:table-column-properties fo:break-before="auto" style:column-width="7.1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6.625cm"/>
    </style:style>
    <style:style style:name="co19" style:family="table-column">
      <style:table-column-properties fo:break-before="auto" style:column-width="7.14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18" style:family="table-cell" style:parent-style-name="Default" style:data-style-name="N0">
      <style:table-cell-properties style:diagonal-bl-tr="none" style:diagonal-tl-br="none" fo:wrap-option="wrap" fo:border="none"/>
    </style:style>
    <style:style style:name="ce19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style:diagonal-bl-tr="none" style:diagonal-tl-br="none"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style:diagonal-bl-tr="none" style:diagonal-tl-br="none" fo:wrap-option="wrap" fo:border="none"/>
    </style:style>
    <style:style style:name="ce26" style:family="table-cell" style:parent-style-name="Default" style:data-style-name="N0">
      <style:table-cell-properties style:diagonal-bl-tr="none" style:diagonal-tl-br="none" fo:wrap-option="wrap" fo:border="none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31" style:family="table-cell" style:parent-style-name="Default" style:data-style-name="N0">
      <style:table-cell-properties style:diagonal-bl-tr="none" style:diagonal-tl-br="none" fo:wrap-option="wrap" fo:border="none"/>
      <style:text-properties style:font-name="Arial" style:font-name-asian="Droid Sans Fallback" style:font-name-complex="Lohit Hindi"/>
    </style:style>
    <style:style style:name="ce21" style:family="table-cell" style:parent-style-name="Default" style:data-style-name="N11">
      <style:table-cell-properties style:diagonal-bl-tr="none" style:diagonal-tl-br="none" fo:wrap-option="wrap" fo:border="0.06pt solid #0000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83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37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écapitulatif" table:style-name="ta1">
        <table:table-column table:style-name="co1" table:default-cell-style-name="ce18"/>
        <table:table-column table:style-name="co2" table:default-cell-style-name="ce18"/>
        <table:table-column table:style-name="co3" table:number-columns-repeated="3" table:default-cell-style-name="ce18"/>
        <table:table-column table:style-name="co4" table:default-cell-style-name="ce18"/>
        <table:table-column table:style-name="co5" table:default-cell-style-name="ce23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number-columns-repeated="1006" table:default-cell-style-name="ce18"/>
        <table:table-row table:style-name="ro1">
          <table:table-cell table:style-name="ce14" table:number-columns-repeated="6"/>
          <table:table-cell table:style-name="ce20"/>
          <table:table-cell table:style-name="ce14" table:number-columns-repeated="11"/>
          <table:table-cell table:number-columns-repeated="1006"/>
        </table:table-row>
        <table:table-row table:style-name="ro2">
          <table:table-cell table:style-name="ce15" table:formula="of:=&quot;meetingConfig.Title()&quot;" office:value-type="string" office:string-value="meetingConfig.Title()" calcext:value-type="string">
            <text:p>meetingConfig.Title()</text:p>
          </table:table-cell>
          <table:table-cell table:style-name="ce14" table:number-columns-repeated="5"/>
          <table:table-cell table:style-name="ce20"/>
          <table:table-cell table:style-name="ce14" table:number-columns-repeated="11"/>
          <table:table-cell table:number-columns-repeated="1006"/>
        </table:table-row>
        <table:table-row table:style-name="ro1">
          <table:table-cell table:style-name="ce14" table:number-columns-repeated="6"/>
          <table:table-cell table:style-name="ce20"/>
          <table:table-cell table:style-name="ce14" table:number-columns-repeated="11"/>
          <table:table-cell table:number-columns-repeated="1006"/>
        </table:table-row>
        <table:table-row table:style-name="ro1">
          <table:table-cell table:style-name="ce3" office:value-type="string" calcext:value-type="string">
            <text:p>Membre</text:p>
          </table:table-cell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Présent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string" calcext:value-type="string">
            <text:p>Excusé</text:p>
          </table:table-cell>
          <table:table-cell table:style-name="ce3" office:value-type="string" calcext:value-type="string">
            <text:p>nb séances</text:p>
          </table:table-cell>
          <table:table-cell table:style-name="ce8" office:value-type="string" calcext:value-type="string">
            <text:p>% présences</text:p>
          </table:table-cell>
          <table:table-cell table:style-name="ce14" table:number-columns-repeated="11"/>
          <table:table-cell table:number-columns-repeated="1006"/>
        </table:table-row>
        <table:table-row table:style-name="ro3">
          <table:table-cell table:style-name="ce17" table:formula="of:=&quot;person['name']&quot;" office:value-type="string" office:string-value="person['name']" calcext:value-type="string">
            <office:annotation draw:style-name="gr1" draw:text-style-name="P2" svg:width="2.899cm" svg:height="3.039cm" svg:x="6.683cm" svg:y="2.209cm" draw:caption-point-x="0cm" draw:caption-point-y="0cm">
              <dc:date>2019-04-10T00:00:00</dc:date>
              <text:p text:style-name="P1"><text:span text:style-name="T1">do row for person in view.get_meeting_assembly_stats(brains)</text:span></text:p>
            </office:annotation>
            <text:p>person['name']</text:p>
          </table:table-cell>
          <table:table-cell table:style-name="ce19" table:formula="of:=&quot;person['function']&quot;" office:value-type="string" office:string-value="person['function']" calcext:value-type="string">
            <text:p>person['function']</text:p>
          </table:table-cell>
          <table:table-cell table:style-name="ce19" table:formula="of:=&quot;person['present']&quot;" office:value-type="string" office:string-value="person['present']" calcext:value-type="string">
            <text:p>person['present']</text:p>
          </table:table-cell>
          <table:table-cell table:style-name="ce17" table:formula="of:=&quot;person['absent']&quot;" office:value-type="string" office:string-value="person['absent']" calcext:value-type="string">
            <text:p>person['absent']</text:p>
          </table:table-cell>
          <table:table-cell table:style-name="ce17" table:formula="of:=&quot;person['excused']&quot;" office:value-type="string" office:string-value="person['excused']" calcext:value-type="string">
            <text:p>person['excused']</text:p>
          </table:table-cell>
          <table:table-cell table:style-name="ce17" table:formula="of:=&quot;len(person['contexts'])&quot;" office:value-type="string" office:string-value="len(person['contexts'])" calcext:value-type="string">
            <text:p>len(person['contexts'])</text:p>
          </table:table-cell>
          <table:table-cell table:style-name="ce17" table:formula="of:=&quot;person['proportion']&quot;" office:value-type="string" office:string-value="person['proportion']" calcext:value-type="string">
            <text:p>person['proportion']</text:p>
          </table:table-cell>
          <table:table-cell table:style-name="ce26"/>
          <table:table-cell/>
          <table:table-cell table:style-name="ce31"/>
          <table:table-cell table:number-columns-repeated="1014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éance" table:style-name="ta1">
        <table:table-column table:style-name="co18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7" table:number-columns-repeated="1017" table:default-cell-style-name="Default"/>
        <table:table-row table:style-name="ro4">
          <table:table-cell>
            <office:annotation draw:style-name="gr2" draw:text-style-name="P4" svg:width="2.899cm" svg:height="3.756cm" svg:x="6.615cm" svg:y="0.01cm" draw:caption-point-x="0cm" draw:caption-point-y="0cm">
              <dc:date>2019-04-25T00:00:00</dc:date>
              <text:p text:style-name="P3"><text:span text:style-name="T2">do table for meeting in view.get_meeting_assembly_stats_by_meeting(brains)</text:span></text:p>
              <text:p text:style-name="P3"><text:span text:style-name="T2">with tableName=meeting['title']</text:span></text:p>
            </office:annotation>
          </table:table-cell>
          <table:table-cell table:number-columns-repeated="1023"/>
        </table:table-row>
        <table:table-row table:style-name="ro2">
          <table:table-cell table:style-name="ce15" table:formula="of:=&quot;meetingConfig.Title()&quot;" office:value-type="string" office:string-value="meetingConfig.Title()" calcext:value-type="string">
            <text:p>meetingConfig.Title()</text:p>
          </table:table-cell>
          <table:table-cell table:style-name="ce15" table:formula="of:=&quot;meeting['title']&quot;" office:value-type="string" office:string-value="meeting['title']" calcext:value-type="string">
            <text:p>meeting['title']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 calcext:value-type="string">
            <text:p>Membre</text:p>
          </table:table-cell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Présent</text:p>
          </table:table-cell>
          <table:table-cell table:style-name="ce3" office:value-type="string" calcext:value-type="string">
            <text:p>Absent</text:p>
          </table:table-cell>
          <table:table-cell table:style-name="ce3" office:value-type="string" calcext:value-type="string">
            <text:p>Excusé</text:p>
          </table:table-cell>
          <table:table-cell table:style-name="ce3" office:value-type="string" calcext:value-type="string">
            <text:p>nb points</text:p>
          </table:table-cell>
          <table:table-cell table:style-name="ce8" office:value-type="string" calcext:value-type="string">
            <text:p>% présences</text:p>
          </table:table-cell>
          <table:table-cell table:style-name="ce14" table:number-columns-repeated="11"/>
          <table:table-cell table:style-name="ce18" table:number-columns-repeated="1006"/>
        </table:table-row>
        <table:table-row table:style-name="ro5">
          <table:table-cell table:style-name="ce17" table:formula="of:=&quot;person['name']&quot;" office:value-type="string" office:string-value="person['name']" calcext:value-type="string">
            <office:annotation draw:style-name="gr3" draw:text-style-name="P2" svg:width="2.899cm" svg:height="2.577cm" svg:x="6.615cm" svg:y="2.054cm" draw:caption-point-x="0cm" draw:caption-point-y="0cm">
              <dc:date>2019-04-11T00:00:00</dc:date>
              <text:p text:style-name="P1"><text:span text:style-name="T1">do row for person in meeting['attendances']</text:span></text:p>
            </office:annotation>
            <text:p>person['name']</text:p>
          </table:table-cell>
          <table:table-cell table:style-name="ce19" table:formula="of:=&quot;person['function']&quot;" office:value-type="string" office:string-value="person['function']" calcext:value-type="string">
            <text:p>person['function']</text:p>
          </table:table-cell>
          <table:table-cell table:style-name="ce19" table:formula="of:=&quot;person['present']&quot;" office:value-type="string" office:string-value="person['present']" calcext:value-type="string">
            <text:p>person['present']</text:p>
          </table:table-cell>
          <table:table-cell table:style-name="ce17" table:formula="of:=&quot;person['absent']&quot;" office:value-type="string" office:string-value="person['absent']" calcext:value-type="string">
            <text:p>person['absent']</text:p>
          </table:table-cell>
          <table:table-cell table:style-name="ce17" table:formula="of:=&quot;person['excused']&quot;" office:value-type="string" office:string-value="person['excused']" calcext:value-type="string">
            <text:p>person['excused']</text:p>
          </table:table-cell>
          <table:table-cell table:style-name="ce17" table:formula="of:=&quot;len(person['contexts'])&quot;" office:value-type="string" office:string-value="len(person['contexts'])" calcext:value-type="string">
            <text:p>len(person['contexts'])</text:p>
          </table:table-cell>
          <table:table-cell table:style-name="ce21" table:formula="of:=&quot;person['proportion']/100&quot;" office:value-type="string" office:string-value="person['proportion']/100" calcext:value-type="string">
            <text:p>person['proportion']/100</text:p>
          </table:table-cell>
          <table:table-cell table:style-name="ce26"/>
          <table:table-cell table:style-name="ce18"/>
          <table:table-cell table:style-name="ce31"/>
          <table:table-cell table:style-name="ce18" table:number-columns-repeated="1014"/>
        </table:table-row>
      </table:table>
      <table:named-expressions/>
      <table:database-ranges>
        <table:database-range table:name="__Anonymous_Sheet_DB__0" table:target-range-address="Récapitulatif.A4:Récapitulatif.G5" table:display-filter-buttons="true" table:orientation="column"/>
        <table:database-range table:name="__Anonymous_Sheet_DB__1" table:target-range-address="Séance.A4:Séance.G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age" style:family="table-cell" style:parent-style-name="Result" style:data-style-name="N11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/00/0000</text:date>, <text:time style:data-style-name="N2" text:time-value="16:10:10.850824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vian Antoine</meta:initial-creator>
    <meta:creation-date>2016-03-24T11:39:50</meta:creation-date>
    <dc:date>2022-04-08T10:54:50.592375802</dc:date>
    <meta:editing-duration>PT13H7M34S</meta:editing-duration>
    <meta:editing-cycles>131</meta:editing-cycles>
    <meta:generator>LibreOffice/6.4.7.2$Linux_X86_64 LibreOffice_project/40$Build-2</meta:generator>
    <dc:creator>André NUYENS</dc:creator>
    <meta:document-statistic meta:table-count="2" meta:cell-count="31" meta:object-count="0"/>
  </office:meta>
</office:document-meta>
</file>